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fo:color="#ffffff"/>
    </style:style>
    <style:style style:name="ce6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fo:color="#ffffff"/>
    </style:style>
    <style:style style:name="ce13" style:family="table-cell" style:parent-style-name="Default">
      <style:table-cell-properties fo:background-color="#ffffff"/>
      <style:text-properties fo:color="#ffffff"/>
    </style:style>
    <style:style style:name="ce14" style:family="table-cell" style:parent-style-name="Default">
      <style:table-cell-properties fo:background-color="#ffffff" fo:border="none"/>
      <style:text-properties fo:color="#ffffff"/>
    </style:style>
    <style:style style:name="ce15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ffffff"/>
    </style:style>
    <style:style style:name="ce18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19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ce20" style:family="table-cell" style:parent-style-name="Default">
      <style:table-cell-properties fo:background-color="#ffff00" style:cell-protect="none" style:print-content="true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134.92mm" svg:y="17.46mm">
            <loext:p draw:notify-on-update-of-ranges="Sheet1.B13:Sheet1.B18 Sheet1.C13:Sheet1.C24 Sheet1.D12:Sheet1.D12 Sheet1.D13:Sheet1.D24 Sheet1.C26:Sheet1.C30 Sheet1.D26:Sheet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72.68mm" svg:y="19.92mm" draw:control="control1"/>
          <draw:control draw:z-index="2" draw:text-style-name="P2" svg:width="25.61mm" svg:height="6.64mm" svg:x="102.42mm" svg:y="19.65mm" draw:control="control2"/>
        </table:shapes>
        <table:table-column table:style-name="co1" table:default-cell-style-name="Default"/>
        <table:table-column table:style-name="co2" table:default-cell-style-name="ce6"/>
        <table:table-column table:style-name="co1" table:default-cell-style-name="ce13"/>
        <table:table-column table:style-name="co1" table:default-cell-style-name="ce18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直交形式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極形式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t [秒]</text:p>
          </table:table-cell>
          <table:table-cell table:style-name="ce2" office:value-type="string" calcext:value-type="string">
            <text:p>ラベル</text:p>
          </table:table-cell>
          <table:table-cell table:style-name="ce2" office:value-type="string" calcext:value-type="string">
            <text:p>Re[Z]</text:p>
          </table:table-cell>
          <table:table-cell table:style-name="ce2" office:value-type="string" calcext:value-type="string">
            <text:p>Im[Z]</text:p>
          </table:table-cell>
          <table:table-cell table:style-name="ce2" office:value-type="string" calcext:value-type="string">
            <text:p>|z(t)|</text:p>
          </table:table-cell>
          <table:table-cell table:style-name="ce2" office:value-type="string" calcext:value-type="string">
            <text:p>∠z(t)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&quot;z(&quot;&amp;[.A3]&amp; &quot;) &quot;" office:value-type="string" office:string-value="z(0) " calcext:value-type="string">
            <text:p>z(0) </text:p>
          </table:table-cell>
          <table:table-cell table:style-name="ce9" table:formula="of:=[.E3]*COS([.F3])" office:value-type="float" office:value="0" calcext:value-type="float">
            <text:p>0</text:p>
          </table:table-cell>
          <table:table-cell table:style-name="ce9" table:formula="of:=[.E3]*SIN([.F3])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ラベル</text:p>
          </table:table-cell>
          <table:table-cell table:style-name="ce11" office:value-type="string" calcext:value-type="string">
            <text:p>Re[Z]</text:p>
          </table:table-cell>
          <table:table-cell table:style-name="ce16" office:value-type="string" calcext:value-type="string">
            <text:p>Im[Z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5" table:formula="of:=[.B3]" office:value-type="string" office:string-value="z(0) " calcext:value-type="string">
            <text:p>z(0) </text:p>
          </table:table-cell>
          <table:table-cell table:style-name="ce12" table:formula="of:=[.C3]" office:value-type="float" office:value="0" calcext:value-type="float">
            <text:p>0</text:p>
          </table:table-cell>
          <table:table-cell table:style-name="ce17" table:formula="of:=[.D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27]+[.B28]*COS([.F3]+[.B29])" office:value-type="float" office:value="-0.173205080756888" calcext:value-type="float">
            <text:p>-0.1732050808</text:p>
          </table:table-cell>
          <table:table-cell table:formula="of:=[.D27]+[.B28]*SIN([.F3]+[.B29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formula="of:=PI()*5/6" office:value-type="float" office:value="2.61799387799149" calcext:value-type="float">
            <text:p>2.617993878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5" table:formula="of:=[.C27]+[.B28]*COS([.F3]-[.B29])" office:value-type="float" office:value="-0.173205080756888" calcext:value-type="float">
            <text:p>-0.1732050808</text:p>
          </table:table-cell>
          <table:table-cell table:style-name="ce19" table:formula="of:=[.D27]+[.B28]*SIN([.F3]-[.B29])" office:value-type="float" office:value="-0.1" calcext:value-type="float">
            <text:p>-0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12:44:55.94834519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20T12:46:53.057705917</dc:date>
    <meta:editing-duration>PT56M11S</meta:editing-duration>
    <meta:editing-cycles>19</meta:editing-cycles>
    <meta:generator>LibreOffice/5.1.6.2$Linux_X86_64 LibreOffice_project/10m0$Build-2</meta:generator>
    <meta:document-statistic meta:table-count="1" meta:cell-count="66" meta:object-count="3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Dim moving As Boolean

Sub Main

Dim oSheet As Object
oSheet = ThisComponent.CurrentController.ActiveSheet

Dim i,b,s,e As Integer

if moving = true Then
   End
Endif

Clear

b = 14

moving = true
For i = 0 To 50
    if moving = true Then
       Dim t  As Double
       t = i/10
       oSheet.getCellRangeByName( "A3" ).value = t
       If  i Mod 10 = 0  Then
          oSheet.getCellRangeByName( "B"+(b+i/10) ).String = oSheet.getCellRangeByName( "B3" ).String
          oSheet.getCellRangeByName( "C"+(b+i/10) ).value = oSheet.getCellRangeByName( "C3" ).value
          oSheet.getCellRangeByName( "D"+(b+i/10) ).value = oSheet.getCellRangeByName( "D3" ).value
       End If
       wait 100
     Endif
Next
moving = false

End Sub


Sub Clear

if moving = true Then
   moving = false
   wait 500
Endif

Dim oSheet As Object
oSheet = ThisComponent.CurrentController.ActiveSheet

Dim i,b As Integer
b = 14
oSheet.getCellRangeByName( "A3" ).value = 0
For i=0 To 10
   oSheet.getCellRangeByName( "B"+(b+i) ).value = i
   oSheet.getCellRangeByName( "C"+(b+i) ).value = 100
   oSheet.getCellRangeByName( "D"+(b+i) ).value = 100
Nex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style-name="ch1">
        <chart:plot-area chart:style-name="ch2" table:cell-range-address="Sheet1.B13:Sheet1.B18 Sheet1.C13:Sheet1.D24 Sheet1.D12:Sheet1.D12 Sheet1.D26:Sheet1.D30" chart:data-source-has-labels="both" svg:x="0.339cm" svg:y="1.107cm" svg:width="15.195cm" svg:height="13.556cm">
          <chartooo:coordinate-region svg:x="0.485cm" svg:y="1.306cm" svg:width="14.956cm" svg:height="13.158cm"/>
          <chart:axis chart:dimension="x" chart:name="primary-x" chart:style-name="ch3" chartooo:axis-type="auto">
            <chart:categories table:cell-range-address="Sheet1.B13:Sheet1.B18"/>
          </chart:axis>
          <chart:axis chart:dimension="x" chart:name="secondary-x" chart:style-name="ch4">
            <chart:title svg:x="7.561cm" svg:y="0.3cm" chart:style-name="ch5">
              <text:p>虚軸</text:p>
            </chart:title>
          </chart:axis>
          <chart:axis chart:dimension="y" chart:name="primary-y" chart:style-name="ch3"/>
          <chart:axis chart:dimension="y" chart:name="secondary-y" chart:style-name="ch4">
            <chart:title svg:x="15.873cm" svg:y="7.631cm" chart:style-name="ch5">
              <text:p>実軸</text:p>
            </chart:title>
          </chart:axis>
          <chart:series chart:attached-axis="primary-y" chart:style-name="ch6" chart:values-cell-range-address="Sheet1.D13:Sheet1.D24" chart:label-cell-address="Sheet1.D12:Sheet1.D12" chart:class="chart:scatter">
            <chart:domain table:cell-range-address="Sheet1.C13:Sheet1.C24"/>
            <chart:data-point chart:repeated="12"/>
          </chart:series>
          <chart:series chart:attached-axis="primary-y" chart:style-name="ch7" chart:values-cell-range-address="Sheet1.D26:Sheet1.D30" chart:class="chart:scatter">
            <chart:domain table:cell-range-address="Sheet1.C26:Sheet1.C30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12:Sheet1.D12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z(0) </text:p>
                <draw:g>
                  <svg:desc>Sheet1.B13:Sheet1.B18</svg:desc>
                </draw:g>
              </table:table-cell>
              <table:table-cell office:value-type="float" office:value="0">
                <text:p>0</text:p>
                <draw:g>
                  <svg:desc>Sheet1.C13:Sheet1.C24</svg:desc>
                </draw:g>
              </table:table-cell>
              <table:table-cell office:value-type="float" office:value="0">
                <text:p>0</text:p>
                <draw:g>
                  <svg:desc>Sheet1.D13:Sheet1.D24</svg:desc>
                </draw:g>
              </table:table-cell>
              <table:table-cell office:value-type="float" office:value="0">
                <text:p>0</text:p>
                <draw:g>
                  <svg:desc>Sheet1.C26:Sheet1.C30</svg:desc>
                </draw:g>
              </table:table-cell>
              <table:table-cell office:value-type="float" office:value="0">
                <text:p>0</text:p>
                <draw:g>
                  <svg:desc>Sheet1.D26:Sheet1.D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